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689e" officeooo:paragraph-rsid="0001689e"/>
    </style:style>
    <style:style style:name="P2" style:family="paragraph" style:parent-style-name="Standard">
      <style:text-properties officeooo:rsid="0004206a" officeooo:paragraph-rsid="0004206a"/>
    </style:style>
    <style:style style:name="P3" style:family="paragraph" style:parent-style-name="Standard">
      <style:text-properties officeooo:paragraph-rsid="0004206a"/>
    </style:style>
    <style:style style:name="P4" style:family="paragraph" style:parent-style-name="Standard" style:list-style-name="L1">
      <style:text-properties officeooo:rsid="0001689e" officeooo:paragraph-rsid="0001689e"/>
    </style:style>
    <style:style style:name="P5" style:family="paragraph" style:parent-style-name="Standard" style:list-style-name="L1">
      <style:text-properties officeooo:rsid="0004206a" officeooo:paragraph-rsid="0004206a"/>
    </style:style>
    <style:style style:name="P6" style:family="paragraph" style:parent-style-name="Standard" style:list-style-name="L1">
      <style:text-properties officeooo:rsid="0005c4dc" officeooo:paragraph-rsid="0005c4dc"/>
    </style:style>
    <style:style style:name="P7" style:family="paragraph" style:parent-style-name="Standard" style:list-style-name="L1">
      <style:text-properties officeooo:rsid="00072c0b" officeooo:paragraph-rsid="00072c0b"/>
    </style:style>
    <style:style style:name="P8" style:family="paragraph" style:parent-style-name="Standard">
      <style:text-properties officeooo:rsid="00072c0b" officeooo:paragraph-rsid="00072c0b"/>
    </style:style>
    <style:style style:name="P9" style:family="paragraph" style:parent-style-name="Standard" style:list-style-name="L1">
      <style:text-properties officeooo:rsid="000869e4" officeooo:paragraph-rsid="000869e4"/>
    </style:style>
    <style:style style:name="T1" style:family="text">
      <style:text-properties officeooo:rsid="000869e4"/>
    </style:style>
    <style:style style:name="T2" style:family="text">
      <style:text-properties officeooo:rsid="00090860"/>
    </style:style>
    <style:style style:name="T3" style:family="text">
      <style:text-properties officeooo:rsid="000992e9"/>
    </style:style>
    <style:style style:name="T4" style:family="text">
      <style:text-properties officeooo:rsid="000ad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12149379295859123" text:style-name="L1">
        <text:list-item>
          <text:p text:style-name="P4">INFO CACHES: /sys/devices/system/cpu</text:p>
        </text:list-item>
      </text:list>
      <text:p text:style-name="P1"/>
      <text:list xml:id="list124822689816999" text:continue-numbering="true" text:style-name="L1">
        <text:list-item>
          <text:p text:style-name="P5">CACHE: LINE_SIZE = 64 bytes, SIZE = 32KB (32768 bytes) → 512 líneas. Hai caches L1, L2 <text:span text:style-name="T1">e</text:span> L3 (Data, Instructions, Unified) por cada unha das 4 CPU:</text:p>
          <text:list>
            <text:list-item>
              <text:p text:style-name="P6">S1 = 512</text:p>
            </text:list-item>
            <text:list-item>
              <text:p text:style-name="P6">S2 = 512</text:p>
            </text:list-item>
            <text:list-item>
              <text:p text:style-name="P7">CLS = 64</text:p>
            </text:list-item>
          </text:list>
        </text:list-item>
        <text:list-item>
          <text:p text:style-name="P9">Con LINE_SIZE = 64 bytes →<text:span text:style-name="T2"> </text:span>entran <text:span text:style-name="T3">8</text:span> datos de tipo double <text:span text:style-name="T4">(8 bytes) </text:span>por liña.</text:p>
        </text:list-item>
      </text:list>
      <text:p text:style-name="P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6-02-24T12:09:36.385717653</meta:creation-date>
    <dc:date>2016-02-24T12:48:21.372887778</dc:date>
    <dc:creator>Pablo </dc:creator>
    <meta:editing-duration>PT21M23S</meta:editing-duration>
    <meta:editing-cycles>10</meta:editing-cycles>
    <meta:generator>LibreOffice/5.0.5.2$Linux_X86_64 LibreOffice_project/00m0$Build-2</meta:generator>
    <meta:document-statistic meta:table-count="0" meta:image-count="0" meta:object-count="0" meta:page-count="1" meta:paragraph-count="6" meta:word-count="62" meta:character-count="288" meta:non-whitespace-character-count="238"/>
  </office:meta>
</office:document-meta>
</file>